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/>
    </style:style>
    <style:style style:name="ce2" style:family="table-cell" style:parent-style-name="Default">
      <style:table-cell-properties fo:background-color="#fde9a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4.042cm" svg:y="18.646cm">
            <draw:object draw:notify-on-update-of-ranges="Sheet1.O13:Sheet1.O51 Sheet1.P13:Sheet1.P51 Sheet1.O13:Sheet1.O51 Sheet1.S13:Sheet1.S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egg prices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unt</text:p>
          </table:table-cell>
          <table:table-cell office:value-type="float" office:value="1.2" calcext:value-type="float">
            <text:p>1.2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 table:number-columns-repeated="2"/>
          <table:table-cell office:value-type="string" calcext:value-type="string">
            <text:p>sou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C3]*POWER([.D3]/[.F$1]+[.D$1]; [.E3]-1)" office:value-type="float" office:value="459.662498815609" calcext:value-type="float">
            <text:p>459.6624988156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+([.E3]-1)*[.H3]" office:value-type="float" office:value="10" calcext:value-type="float">
            <text:p>10</text:p>
          </table:table-cell>
          <table:table-cell table:formula="of:=([.G3]+[.I3])/2*[.E3]" office:value-type="float" office:value="55" calcext:value-type="float">
            <text:p>55</text:p>
          </table:table-cell>
          <table:table-cell table:formula="of:=[.F3]/[.J3]" office:value-type="float" office:value="8.35749997846561" calcext:value-type="float">
            <text:p>8.35749997846561</text:p>
          </table:table-cell>
          <table:table-cell table:formula="of:=[.J3]" office:value-type="float" office:value="55" calcext:value-type="float">
            <text:p>55</text:p>
          </table:table-cell>
          <table:table-cell table:formula="of:=[.F3]/[.L3]" office:value-type="float" office:value="8.35749997846561" calcext:value-type="float">
            <text:p>8.35749997846561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5"/>
          <table:table-cell office:value-type="string" calcext:value-type="string">
            <text:p>price</text:p>
          </table:table-cell>
          <table:table-cell table:formula="of:=POWER([.R3]; 3)+4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[.C5]*POWER([.D5]/[.F$1]+[.D$1]; [.E5]-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]+([.E5]-1)*[.H5]" office:value-type="float" office:value="3" calcext:value-type="float">
            <text:p>3</text:p>
          </table:table-cell>
          <table:table-cell table:formula="of:=([.G5]+[.I5])/2*[.E5]" office:value-type="float" office:value="4" calcext:value-type="float">
            <text:p>4</text:p>
          </table:table-cell>
          <table:table-cell table:formula="of:=[.F5]/[.J5]" office:value-type="float" office:value="7.5" calcext:value-type="float">
            <text:p>7.5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C7]*POWER([.D7]/[.F$1]+[.D$1]; [.E7]-1)" office:value-type="float" office:value="11491.5624703902" calcext:value-type="float">
            <text:p>11491.56247039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7]+([.E7]-1)*[.H7]" office:value-type="float" office:value="23" calcext:value-type="float">
            <text:p>23</text:p>
          </table:table-cell>
          <table:table-cell table:formula="of:=([.G7]+[.I7])/2*[.E7]" office:value-type="float" office:value="140" calcext:value-type="float">
            <text:p>140</text:p>
          </table:table-cell>
          <table:table-cell table:formula="of:=[.F7]/[.J7]" office:value-type="float" office:value="82.0825890742159" calcext:value-type="float">
            <text:p>82.0825890742159</text:p>
          </table:table-cell>
          <table:table-cell table:formula="of:=[.J7]+[.L3]" office:value-type="float" office:value="195" calcext:value-type="float">
            <text:p>195</text:p>
          </table:table-cell>
          <table:table-cell table:formula="of:=[.F7]/[.L7]" office:value-type="float" office:value="58.9310895917447" calcext:value-type="float">
            <text:p>58.9310895917447</text:p>
          </table:table-cell>
          <table:table-cell table:number-columns-repeated="2"/>
          <table:table-cell office:value-type="string" calcext:value-type="string">
            <text:p>Boss hp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5"/>
          <table:table-cell office:value-type="string" calcext:value-type="string">
            <text:p>leve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C9]*POWER([.D9]/[.F$1]+[.D$1]; [.E9]-1)" office:value-type="float" office:value="38443.359375" calcext:value-type="float">
            <text:p>38443.3593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9]+([.E9]-1)*[.H9]" office:value-type="float" office:value="33" calcext:value-type="float">
            <text:p>33</text:p>
          </table:table-cell>
          <table:table-cell table:formula="of:=([.G9]+[.I9])/2*[.E9]" office:value-type="float" office:value="195" calcext:value-type="float">
            <text:p>195</text:p>
          </table:table-cell>
          <table:table-cell table:formula="of:=[.F9]/[.J9]" office:value-type="float" office:value="197.145432692308" calcext:value-type="float">
            <text:p>197.145432692308</text:p>
          </table:table-cell>
          <table:table-cell table:number-columns-repeated="5"/>
          <table:table-cell office:value-type="string" calcext:value-type="string">
            <text:p>hp</text:p>
          </table:table-cell>
          <table:table-cell table:formula="of:=20*POWER(1.13; [.R8])*IF(FLOOR([.R8]/10)=0;1;FLOOR([.R8]/10))" office:value-type="float" office:value="45073.592515841" calcext:value-type="float">
            <text:p>45073.592515841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table:formula="of:=[.C11]*POWER([.D11]/[.F$1]+[.D$1]; [.E11]-1)" office:value-type="float" office:value="52704.2379453778" calcext:value-type="float">
            <text:p>52704.237945377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G11]+([.E11]-1)*[.H11]" office:value-type="float" office:value="60" calcext:value-type="float">
            <text:p>60</text:p>
          </table:table-cell>
          <table:table-cell table:formula="of:=([.G11]+[.I11])/2*[.E11]" office:value-type="float" office:value="375" calcext:value-type="float">
            <text:p>375</text:p>
          </table:table-cell>
          <table:table-cell table:formula="of:=[.F11]/[.J11]" office:value-type="float" office:value="140.544634521008" calcext:value-type="float">
            <text:p>140.544634521008</text:p>
          </table:table-cell>
          <table:table-cell table:formula="of:=[.J11]+[.L7]" office:value-type="float" office:value="570" calcext:value-type="float">
            <text:p>570</text:p>
          </table:table-cell>
          <table:table-cell table:formula="of:=[.F11]/[.L11]" office:value-type="float" office:value="92.4635753427681" calcext:value-type="float">
            <text:p>92.4635753427681</text:p>
          </table:table-cell>
          <table:table-cell table:number-columns-repeated="8"/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iv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C13]*POWER([.D13]/[.F$1]+[.D$1]; [.E13]-1)" office:value-type="float" office:value="153773.4375" calcext:value-type="float">
            <text:p>153773.437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G13]+([.E13]-1)*[.H13]" office:value-type="float" office:value="88" calcext:value-type="float">
            <text:p>88</text:p>
          </table:table-cell>
          <table:table-cell table:formula="of:=([.G13]+[.I13])/2*[.E13]" office:value-type="float" office:value="565" calcext:value-type="float">
            <text:p>565</text:p>
          </table:table-cell>
          <table:table-cell table:formula="of:=[.F13]/[.J13]" office:value-type="float" office:value="272.165376106195" calcext:value-type="float">
            <text:p>272.16537610619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O$12]*POWER([.P$12]; [.O13])" office:value-type="float" office:value="30159.549921061" calcext:value-type="float">
            <text:p>30159.54992106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R$12]*POWER([.S$12]; [.R13])/[.T$13]" office:value-type="float" office:value="191.687999622374" calcext:value-type="float">
            <text:p>191.6879996223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12]*POWER([.W$12];[.V13])" office:value-type="float" office:value="5.65" calcext:value-type="float">
            <text:p>5.6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O$12]*POWER([.P$12]; [.O14])" office:value-type="float" office:value="31667.527417114" calcext:value-type="float">
            <text:p>31667.5274171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R$12]*POWER([.S$12]; [.R14])/[.T$13]" office:value-type="float" office:value="230.025599546848" calcext:value-type="float">
            <text:p>230.0255995468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V$12]*POWER([.W$12];[.V14])" office:value-type="float" office:value="6.3845" calcext:value-type="float">
            <text:p>6.384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5]*POWER([.D15]/[.F$1]+[.D$1]; [.E15]-1)" office:value-type="float" office:value="66591.4748767973" calcext:value-type="float">
            <text:p>66591.474876797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G15]+([.E15]-1)*[.H15]" office:value-type="float" office:value="115" calcext:value-type="float">
            <text:p>115</text:p>
          </table:table-cell>
          <table:table-cell table:formula="of:=([.G15]+[.I15])/2*[.E15]" office:value-type="float" office:value="700" calcext:value-type="float">
            <text:p>700</text:p>
          </table:table-cell>
          <table:table-cell table:formula="of:=[.F15]/[.J15]" office:value-type="float" office:value="95.1306783954247" calcext:value-type="float">
            <text:p>95.1306783954247</text:p>
          </table:table-cell>
          <table:table-cell table:formula="of:=[.J15]+[.L11]" office:value-type="float" office:value="1270" calcext:value-type="float">
            <text:p>1270</text:p>
          </table:table-cell>
          <table:table-cell table:formula="of:=[.F15]/[.L15]" office:value-type="float" office:value="52.4342321864546" calcext:value-type="float">
            <text:p>52.4342321864546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O$12]*POWER([.P$12]; [.O15])" office:value-type="float" office:value="33250.9037879697" calcext:value-type="float">
            <text:p>33250.903787969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R$12]*POWER([.S$12]; [.R15])/[.T$13]" office:value-type="float" office:value="276.030719456218" calcext:value-type="float">
            <text:p>276.0307194562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V$12]*POWER([.W$12];[.V15])" office:value-type="float" office:value="7.214485" calcext:value-type="float">
            <text:p>7.21448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formula="of:=[.O$12]*POWER([.P$12]; [.O16])" office:value-type="float" office:value="34913.4489773682" calcext:value-type="float">
            <text:p>34913.448977368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R$12]*POWER([.S$12]; [.R16])/[.T$13]" office:value-type="float" office:value="331.236863347462" calcext:value-type="float">
            <text:p>331.2368633474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V$12]*POWER([.W$12];[.V16])" office:value-type="float" office:value="8.15236805" calcext:value-type="float">
            <text:p>8.15236805</text:p>
          </table:table-cell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7]*POWER([.D17]/[.F$1]+[.D$1]; [.E17]-1)" office:value-type="float" office:value="86568.9173398365" calcext:value-type="float">
            <text:p>86568.917339836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G17]+([.E17]-1)*[.H17]" office:value-type="float" office:value="185" calcext:value-type="float">
            <text:p>185</text:p>
          </table:table-cell>
          <table:table-cell table:formula="of:=([.G17]+[.I17])/2*[.E17]" office:value-type="float" office:value="1175" calcext:value-type="float">
            <text:p>1175</text:p>
          </table:table-cell>
          <table:table-cell table:formula="of:=[.F17]/[.J17]" office:value-type="float" office:value="73.6756743317757" calcext:value-type="float">
            <text:p>73.6756743317757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formula="of:=[.O$12]*POWER([.P$12]; [.O17])" office:value-type="float" office:value="36659.1214262366" calcext:value-type="float">
            <text:p>36659.121426236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R$12]*POWER([.S$12]; [.R17])/[.T$13]" office:value-type="float" office:value="397.484236016954" calcext:value-type="float">
            <text:p>397.4842360169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V$12]*POWER([.W$12];[.V17])" office:value-type="float" office:value="9.2121758965" calcext:value-type="float">
            <text:p>9.212175896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O$12]*POWER([.P$12]; [.O18])" office:value-type="float" office:value="38492.0774975485" calcext:value-type="float">
            <text:p>38492.077497548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R$12]*POWER([.S$12]; [.R18])/[.T$13]" office:value-type="float" office:value="476.981083220345" calcext:value-type="float">
            <text:p>476.9810832203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V$12]*POWER([.W$12];[.V18])" office:value-type="float" office:value="10.409758763045" calcext:value-type="float">
            <text:p>10.409758763045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C19]*POWER([.D19]/[.F$1]+[.D$1]; [.E19]-1)" office:value-type="float" office:value="111758.708953857" calcext:value-type="float">
            <text:p>111758.70895385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G19]+([.E19]-1)*[.H19]" office:value-type="float" office:value="240" calcext:value-type="float">
            <text:p>240</text:p>
          </table:table-cell>
          <table:table-cell table:formula="of:=([.G19]+[.I19])/2*[.E19]" office:value-type="float" office:value="1500" calcext:value-type="float">
            <text:p>1500</text:p>
          </table:table-cell>
          <table:table-cell table:formula="of:=[.F19]/[.J19]" office:value-type="float" office:value="74.5058059692383" calcext:value-type="float">
            <text:p>74.5058059692383</text:p>
          </table:table-cell>
          <table:table-cell table:formula="of:=[.J19]+[.L15]" office:value-type="float" office:value="2770" calcext:value-type="float">
            <text:p>2770</text:p>
          </table:table-cell>
          <table:table-cell table:formula="of:=[.F19]/[.L19]" office:value-type="float" office:value="40.346104315472" calcext:value-type="float">
            <text:p>40.346104315472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O$12]*POWER([.P$12]; [.O19])" office:value-type="float" office:value="40416.6813724259" calcext:value-type="float">
            <text:p>40416.681372425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R$12]*POWER([.S$12]; [.R19])/[.T$13]" office:value-type="float" office:value="572.377299864414" calcext:value-type="float">
            <text:p>572.3772998644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V$12]*POWER([.W$12];[.V19])" office:value-type="float" office:value="11.7630274022408" calcext:value-type="float">
            <text:p>11.763027402240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formula="of:=[.O$12]*POWER([.P$12]; [.O20])" office:value-type="float" office:value="42437.5154410472" calcext:value-type="float">
            <text:p>42437.515441047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R$12]*POWER([.S$12]; [.R20])/[.T$13]" office:value-type="float" office:value="686.852759837296" calcext:value-type="float">
            <text:p>686.8527598372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V$12]*POWER([.W$12];[.V20])" office:value-type="float" office:value="13.2922209645322" calcext:value-type="float">
            <text:p>13.2922209645322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table:formula="of:=[.C21]*POWER([.D21]/[.F$1]+[.D$1]; [.E21]-1)" office:value-type="float" office:value="220179.43346677" calcext:value-type="float">
            <text:p>220179.4334667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G21]+([.E21]-1)*[.H21]" office:value-type="float" office:value="325" calcext:value-type="float">
            <text:p>325</text:p>
          </table:table-cell>
          <table:table-cell table:formula="of:=([.G21]+[.I21])/2*[.E21]" office:value-type="float" office:value="2125" calcext:value-type="float">
            <text:p>2125</text:p>
          </table:table-cell>
          <table:table-cell table:formula="of:=[.F21]/[.J21]" office:value-type="float" office:value="103.613851043186" calcext:value-type="float">
            <text:p>103.61385104318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formula="of:=[.O$12]*POWER([.P$12]; [.O21])" office:value-type="float" office:value="44559.3912130995" calcext:value-type="float">
            <text:p>44559.391213099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R$12]*POWER([.S$12]; [.R21])/[.T$13]" office:value-type="float" office:value="824.223311804755" calcext:value-type="float">
            <text:p>824.2233118047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V$12]*POWER([.W$12];[.V21])" office:value-type="float" office:value="15.0202096899213" calcext:value-type="float">
            <text:p>15.020209689921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O$12]*POWER([.P$12]; [.O22])" office:value-type="float" office:value="46787.3607737545" calcext:value-type="float">
            <text:p>46787.360773754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R$12]*POWER([.S$12]; [.R22])/[.T$13]" office:value-type="float" office:value="989.067974165706" calcext:value-type="float">
            <text:p>989.0679741657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V$12]*POWER([.W$12];[.V22])" office:value-type="float" office:value="16.9728369496111" calcext:value-type="float">
            <text:p>16.9728369496111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C23]*POWER([.D23]/[.F$1]+[.D$1]; [.E23]-1)" office:value-type="float" office:value="372529.029846191" calcext:value-type="float">
            <text:p>372529.029846191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G23]+([.E23]-1)*[.H23]" office:value-type="float" office:value="420" calcext:value-type="float">
            <text:p>420</text:p>
          </table:table-cell>
          <table:table-cell table:formula="of:=([.G23]+[.I23])/2*[.E23]" office:value-type="float" office:value="2850" calcext:value-type="float">
            <text:p>2850</text:p>
          </table:table-cell>
          <table:table-cell table:formula="of:=[.F23]/[.J23]" office:value-type="float" office:value="130.711940296909" calcext:value-type="float">
            <text:p>130.711940296909</text:p>
          </table:table-cell>
          <table:table-cell table:formula="of:=[.J23]+[.L19]" office:value-type="float" office:value="5620" calcext:value-type="float">
            <text:p>5620</text:p>
          </table:table-cell>
          <table:table-cell table:formula="of:=[.F23]/[.L23]" office:value-type="float" office:value="66.2863042430946" calcext:value-type="float">
            <text:p>66.286304243094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O$12]*POWER([.P$12]; [.O23])" office:value-type="float" office:value="49126.7288124423" calcext:value-type="float">
            <text:p>49126.728812442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R$12]*POWER([.S$12]; [.R23])/[.T$13]" office:value-type="float" office:value="1186.88156899885" calcext:value-type="float">
            <text:p>1186.881568998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V$12]*POWER([.W$12];[.V23])" office:value-type="float" office:value="19.1793057530605" calcext:value-type="float">
            <text:p>19.179305753060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formula="of:=[.O$12]*POWER([.P$12]; [.O24])" office:value-type="float" office:value="51583.0652530644" calcext:value-type="float">
            <text:p>51583.065253064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R$12]*POWER([.S$12]; [.R24])/[.T$13]" office:value-type="float" office:value="1424.25788279862" calcext:value-type="float">
            <text:p>1424.2578827986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V$12]*POWER([.W$12];[.V24])" office:value-type="float" office:value="21.6726155009584" calcext:value-type="float">
            <text:p>21.6726155009584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table:formula="of:=[.C25]*POWER([.D25]/[.F$1]+[.D$1]; [.E25]-1)" office:value-type="float" office:value="700570.924666997" calcext:value-type="float">
            <text:p>700570.924666997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G25]+([.E25]-1)*[.H25]" office:value-type="float" office:value="750" calcext:value-type="float">
            <text:p>750</text:p>
          </table:table-cell>
          <table:table-cell table:formula="of:=([.G25]+[.I25])/2*[.E25]" office:value-type="float" office:value="5250" calcext:value-type="float">
            <text:p>5250</text:p>
          </table:table-cell>
          <table:table-cell table:formula="of:=[.F25]/[.J25]" office:value-type="float" office:value="133.442080888952" calcext:value-type="float">
            <text:p>133.442080888952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formula="of:=[.O$12]*POWER([.P$12]; [.O25])" office:value-type="float" office:value="54162.2185157176" calcext:value-type="float">
            <text:p>54162.218515717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R$12]*POWER([.S$12]; [.R25])/[.T$13]" office:value-type="float" office:value="1709.10945935834" calcext:value-type="float">
            <text:p>1709.1094593583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V$12]*POWER([.W$12];[.V25])" office:value-type="float" office:value="24.490055516083" calcext:value-type="float">
            <text:p>24.49005551608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O$12]*POWER([.P$12]; [.O26])" office:value-type="float" office:value="56870.3294415035" calcext:value-type="float">
            <text:p>56870.329441503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$12]*POWER([.S$12]; [.R26])/[.T$13]" office:value-type="float" office:value="2050.93135123001" calcext:value-type="float">
            <text:p>2050.931351230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V$12]*POWER([.W$12];[.V26])" office:value-type="float" office:value="27.6737627331738" calcext:value-type="float">
            <text:p>27.6737627331738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C27]*POWER([.D27]/[.F$1]+[.D$1]; [.E27]-1)" office:value-type="float" office:value="1490116.11938477" calcext:value-type="float">
            <text:p>1490116.1193847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G27]+([.E27]-1)*[.H27]" office:value-type="float" office:value="1400" calcext:value-type="float">
            <text:p>1400</text:p>
          </table:table-cell>
          <table:table-cell table:formula="of:=([.G27]+[.I27])/2*[.E27]" office:value-type="float" office:value="9500" calcext:value-type="float">
            <text:p>9500</text:p>
          </table:table-cell>
          <table:table-cell table:formula="of:=[.F27]/[.J27]" office:value-type="float" office:value="156.854328356291" calcext:value-type="float">
            <text:p>156.854328356291</text:p>
          </table:table-cell>
          <table:table-cell table:formula="of:=[.J27]+[.L23]" office:value-type="float" office:value="15120" calcext:value-type="float">
            <text:p>15120</text:p>
          </table:table-cell>
          <table:table-cell table:formula="of:=[.F27]/[.L27]" office:value-type="float" office:value="98.5526533984633" calcext:value-type="float">
            <text:p>98.5526533984633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O$12]*POWER([.P$12]; [.O27])" office:value-type="float" office:value="59713.8459135786" calcext:value-type="float">
            <text:p>59713.845913578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R$12]*POWER([.S$12]; [.R27])/[.T$13]" office:value-type="float" office:value="2461.11762147601" calcext:value-type="float">
            <text:p>2461.117621476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V$12]*POWER([.W$12];[.V27])" office:value-type="float" office:value="31.2713518884864" calcext:value-type="float">
            <text:p>31.271351888486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formula="of:=[.O$12]*POWER([.P$12]; [.O28])" office:value-type="float" office:value="62699.5382092576" calcext:value-type="float">
            <text:p>62699.538209257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R$12]*POWER([.S$12]; [.R28])/[.T$13]" office:value-type="float" office:value="2953.34114577121" calcext:value-type="float">
            <text:p>2953.341145771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V$12]*POWER([.W$12];[.V28])" office:value-type="float" office:value="35.3366276339896" calcext:value-type="float">
            <text:p>35.3366276339896</text:p>
          </table:table-cell>
        </table:table-row>
        <table:table-row table:style-name="ro1"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table:formula="of:=[.C29]*POWER([.D29]/[.F$1]+[.D$1]; [.E29]-1)" office:value-type="float" office:value="2602120.57733456" calcext:value-type="float">
            <text:p>2602120.5773345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G29]+([.E29]-1)*[.H29]" office:value-type="float" office:value="2800" calcext:value-type="float">
            <text:p>2800</text:p>
          </table:table-cell>
          <table:table-cell table:formula="of:=([.G29]+[.I29])/2*[.E29]" office:value-type="float" office:value="19000" calcext:value-type="float">
            <text:p>19000</text:p>
          </table:table-cell>
          <table:table-cell table:formula="of:=[.F29]/[.J29]" office:value-type="float" office:value="136.953714596556" calcext:value-type="float">
            <text:p>136.95371459655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formula="of:=[.O$12]*POWER([.P$12]; [.O29])" office:value-type="float" office:value="65834.5151197205" calcext:value-type="float">
            <text:p>65834.515119720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R$12]*POWER([.S$12]; [.R29])/[.T$13]" office:value-type="float" office:value="3544.00937492545" calcext:value-type="float">
            <text:p>3544.009374925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V$12]*POWER([.W$12];[.V29])" office:value-type="float" office:value="39.9303892264082" calcext:value-type="float">
            <text:p>39.930389226408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O$12]*POWER([.P$12]; [.O30])" office:value-type="float" office:value="69126.2408757065" calcext:value-type="float">
            <text:p>69126.240875706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R$12]*POWER([.S$12]; [.R30])/[.T$13]" office:value-type="float" office:value="4252.81124991055" calcext:value-type="float">
            <text:p>4252.8112499105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V$12]*POWER([.W$12];[.V30])" office:value-type="float" office:value="45.1213398258413" calcext:value-type="float">
            <text:p>45.1213398258413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[.C31]*POWER([.D31]/[.F$1]+[.D$1]; [.E31]-1)" office:value-type="float" office:value="3294822.75032925" calcext:value-type="float">
            <text:p>3294822.75032925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table:formula="of:=[.G31]+([.E31]-1)*[.H31]" office:value-type="float" office:value="3450" calcext:value-type="float">
            <text:p>3450</text:p>
          </table:table-cell>
          <table:table-cell table:formula="of:=([.G31]+[.I31])/2*[.E31]" office:value-type="float" office:value="23250" calcext:value-type="float">
            <text:p>23250</text:p>
          </table:table-cell>
          <table:table-cell table:formula="of:=[.F31]/[.J31]" office:value-type="float" office:value="141.712806465774" calcext:value-type="float">
            <text:p>141.712806465774</text:p>
          </table:table-cell>
          <table:table-cell table:formula="of:=[.J31]+[.L27]" office:value-type="float" office:value="38370" calcext:value-type="float">
            <text:p>38370</text:p>
          </table:table-cell>
          <table:table-cell table:formula="of:=[.F31]/[.L31]" office:value-type="float" office:value="85.8697615410282" calcext:value-type="float">
            <text:p>85.8697615410282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O$12]*POWER([.P$12]; [.O31])" office:value-type="float" office:value="72582.5529194918" calcext:value-type="float">
            <text:p>72582.552919491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R$12]*POWER([.S$12]; [.R31])/[.T$13]" office:value-type="float" office:value="5103.37349989265" calcext:value-type="float">
            <text:p>5103.373499892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V$12]*POWER([.W$12];[.V31])" office:value-type="float" office:value="50.9871140032007" calcext:value-type="float">
            <text:p>50.987114003200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formula="of:=[.O$12]*POWER([.P$12]; [.O32])" office:value-type="float" office:value="76211.6805654664" calcext:value-type="float">
            <text:p>76211.680565466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R$12]*POWER([.S$12]; [.R32])/[.T$13]" office:value-type="float" office:value="6124.04819987119" calcext:value-type="float">
            <text:p>6124.048199871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V$12]*POWER([.W$12];[.V32])" office:value-type="float" office:value="57.6154388236168" calcext:value-type="float">
            <text:p>57.615438823616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C33]*POWER([.D33]/[.F$1]+[.D$1]; [.E33]-1)" office:value-type="float" office:value="7450580.59692383" calcext:value-type="float">
            <text:p>7450580.59692383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formula="of:=[.G33]+([.E33]-1)*[.H33]" office:value-type="float" office:value="7900" calcext:value-type="float">
            <text:p>7900</text:p>
          </table:table-cell>
          <table:table-cell table:formula="of:=([.G33]+[.I33])/2*[.E33]" office:value-type="float" office:value="52000" calcext:value-type="float">
            <text:p>52000</text:p>
          </table:table-cell>
          <table:table-cell table:formula="of:=[.F33]/[.J33]" office:value-type="float" office:value="143.280396094689" calcext:value-type="float">
            <text:p>143.280396094689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formula="of:=[.O$12]*POWER([.P$12]; [.O33])" office:value-type="float" office:value="80022.2645937397" calcext:value-type="float">
            <text:p>80022.264593739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R$12]*POWER([.S$12]; [.R33])/[.T$13]" office:value-type="float" office:value="7348.85783984542" calcext:value-type="float">
            <text:p>7348.8578398454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V$12]*POWER([.W$12];[.V33])" office:value-type="float" office:value="65.1054458706869" calcext:value-type="float">
            <text:p>65.105445870686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O$12]*POWER([.P$12]; [.O34])" office:value-type="float" office:value="84023.3778234267" calcext:value-type="float">
            <text:p>84023.377823426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R$12]*POWER([.S$12]; [.R34])/[.T$13]" office:value-type="float" office:value="8818.62940781451" calcext:value-type="float">
            <text:p>8818.6294078145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V$12]*POWER([.W$12];[.V34])" office:value-type="float" office:value="73.5691538338762" calcext:value-type="float">
            <text:p>73.5691538338762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C35]*POWER([.D35]/[.F$1]+[.D$1]; [.E35]-1)" office:value-type="float" office:value="8008498.56951431" calcext:value-type="float">
            <text:p>8008498.5695143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[.G35]+([.E35]-1)*[.H35]" office:value-type="float" office:value="12000" calcext:value-type="float">
            <text:p>12000</text:p>
          </table:table-cell>
          <table:table-cell table:formula="of:=([.G35]+[.I35])/2*[.E35]" office:value-type="float" office:value="75000" calcext:value-type="float">
            <text:p>75000</text:p>
          </table:table-cell>
          <table:table-cell table:formula="of:=[.F35]/[.J35]" office:value-type="float" office:value="106.779980926857" calcext:value-type="float">
            <text:p>106.779980926857</text:p>
          </table:table-cell>
          <table:table-cell table:formula="of:=[.J35]+[.L31]" office:value-type="float" office:value="113370" calcext:value-type="float">
            <text:p>113370</text:p>
          </table:table-cell>
          <table:table-cell table:formula="of:=[.F35]/[.L35]" office:value-type="float" office:value="70.6403684353383" calcext:value-type="float">
            <text:p>70.6403684353383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O$12]*POWER([.P$12]; [.O35])" office:value-type="float" office:value="88224.5467145981" calcext:value-type="float">
            <text:p>88224.54671459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R$12]*POWER([.S$12]; [.R35])/[.T$13]" office:value-type="float" office:value="10582.3552893774" calcext:value-type="float">
            <text:p>10582.355289377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V$12]*POWER([.W$12];[.V35])" office:value-type="float" office:value="83.1331438322801" calcext:value-type="float">
            <text:p>83.133143832280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formula="of:=[.O$12]*POWER([.P$12]; [.O36])" office:value-type="float" office:value="92635.774050328" calcext:value-type="float">
            <text:p>92635.77405032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R$12]*POWER([.S$12]; [.R36])/[.T$13]" office:value-type="float" office:value="12698.8263472529" calcext:value-type="float">
            <text:p>12698.826347252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V$12]*POWER([.W$12];[.V36])" office:value-type="float" office:value="93.9404525304765" calcext:value-type="float">
            <text:p>93.9404525304765</text:p>
          </table:table-cell>
        </table:table-row>
        <table:table-row table:style-name="ro1">
          <table:table-cell table:number-columns-repeated="2"/>
          <table:table-cell office:value-type="float" office:value="2500000" calcext:value-type="float">
            <text:p>25000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C37]*POWER([.D37]/[.F$1]+[.D$1]; [.E37]-1)" office:value-type="float" office:value="10010623.2118929" calcext:value-type="float">
            <text:p>10010623.2118929</text:p>
          </table:table-cell>
          <table:table-cell office:value-type="float" office:value="4500" calcext:value-type="float">
            <text:p>4500</text:p>
          </table:table-cell>
          <table:table-cell office:value-type="float" office:value="1750" calcext:value-type="float">
            <text:p>1750</text:p>
          </table:table-cell>
          <table:table-cell table:formula="of:=[.G37]+([.E37]-1)*[.H37]" office:value-type="float" office:value="20250" calcext:value-type="float">
            <text:p>20250</text:p>
          </table:table-cell>
          <table:table-cell table:formula="of:=([.G37]+[.I37])/2*[.E37]" office:value-type="float" office:value="123750" calcext:value-type="float">
            <text:p>123750</text:p>
          </table:table-cell>
          <table:table-cell table:formula="of:=[.F37]/[.J37]" office:value-type="float" office:value="80.893924944589" calcext:value-type="float">
            <text:p>80.89392494458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formula="of:=[.O$12]*POWER([.P$12]; [.O37])" office:value-type="float" office:value="97267.5627528444" calcext:value-type="float">
            <text:p>97267.562752844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R$12]*POWER([.S$12]; [.R37])/[.T$13]" office:value-type="float" office:value="15238.5916167035" calcext:value-type="float">
            <text:p>15238.591616703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V$12]*POWER([.W$12];[.V37])" office:value-type="float" office:value="106.152711359438" calcext:value-type="float">
            <text:p>106.152711359438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ase bonu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 bonus</text:p>
          </table:table-cell>
          <table:table-cell table:style-name="ce1" office:value-type="string" calcext:value-type="string">
            <text:p>total bonus</text:p>
          </table:table-cell>
          <table:table-cell table:style-name="ce1" office:value-type="string" calcext:value-type="string">
            <text:p>clc to up</text:p>
          </table:table-cell>
          <table:table-cell office:value-type="string" calcext:value-type="string">
            <text:p>overall bonus</text:p>
          </table:table-cell>
          <table:table-cell office:value-type="string" calcext:value-type="string">
            <text:p>overall clc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O$12]*POWER([.P$12]; [.O38])" office:value-type="float" office:value="102130.940890487" calcext:value-type="float">
            <text:p>102130.94089048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R$12]*POWER([.S$12]; [.R38])/[.T$13]" office:value-type="float" office:value="18286.3099400442" calcext:value-type="float">
            <text:p>18286.309940044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V$12]*POWER([.W$12];[.V38])" office:value-type="float" office:value="119.952563836165" calcext:value-type="float">
            <text:p>119.952563836165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00000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C39]*POWER([.D39]/[.F$1]+[.D$1]; [.E39]-1)" office:value-type="float" office:value="37252902.9846191" calcext:value-type="float">
            <text:p>37252902.9846191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table:formula="of:=[.G39]+([.E39]-1)*[.H39]" office:value-type="float" office:value="18500" calcext:value-type="float">
            <text:p>18500</text:p>
          </table:table-cell>
          <table:table-cell table:formula="of:=([.G39]+[.I39])/2*[.E39]" office:value-type="float" office:value="117500" calcext:value-type="float">
            <text:p>117500</text:p>
          </table:table-cell>
          <table:table-cell table:formula="of:=[.F39]/[.J39]" office:value-type="float" office:value="317.045982847823" calcext:value-type="float">
            <text:p>317.045982847823</text:p>
          </table:table-cell>
          <table:table-cell table:formula="of:=[.J39]+[.L35]" office:value-type="float" office:value="230870" calcext:value-type="float">
            <text:p>230870</text:p>
          </table:table-cell>
          <table:table-cell table:formula="of:=[.F39]/[.L39]" office:value-type="float" office:value="161.358786263348" calcext:value-type="float">
            <text:p>161.35878626334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O$12]*POWER([.P$12]; [.O39])" office:value-type="float" office:value="107237.487935011" calcext:value-type="float">
            <text:p>107237.48793501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R$12]*POWER([.S$12]; [.R39])/[.T$13]" office:value-type="float" office:value="21943.571928053" calcext:value-type="float">
            <text:p>21943.57192805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V$12]*POWER([.W$12];[.V39])" office:value-type="float" office:value="135.546397134867" calcext:value-type="float">
            <text:p>135.5463971348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base bonu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 bonus</text:p>
          </table:table-cell>
          <table:table-cell table:style-name="ce2" office:value-type="string" calcext:value-type="string">
            <text:p>total bonus</text:p>
          </table:table-cell>
          <table:table-cell table:style-name="ce2" office:value-type="string" calcext:value-type="string">
            <text:p>clc to up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formula="of:=[.O$12]*POWER([.P$12]; [.O40])" office:value-type="float" office:value="112599.362331761" calcext:value-type="float">
            <text:p>112599.36233176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R$12]*POWER([.S$12]; [.R40])/[.T$13]" office:value-type="float" office:value="26332.2863136636" calcext:value-type="float">
            <text:p>26332.286313663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V$12]*POWER([.W$12];[.V40])" office:value-type="float" office:value="153.1674287624" calcext:value-type="float">
            <text:p>153.1674287624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C41]*POWER([.D41]/[.F$1]+[.D$1]; [.E41]-1)" office:value-type="float" office:value="40042492.8475715" calcext:value-type="float">
            <text:p>40042492.8475715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[.G41]+([.E41]-1)*[.H41]" office:value-type="float" office:value="60000" calcext:value-type="float">
            <text:p>60000</text:p>
          </table:table-cell>
          <table:table-cell table:formula="of:=([.G41]+[.I41])/2*[.E41]" office:value-type="float" office:value="375000" calcext:value-type="float">
            <text:p>375000</text:p>
          </table:table-cell>
          <table:table-cell table:formula="of:=[.F41]/[.J41]" office:value-type="float" office:value="106.779980926857" calcext:value-type="float">
            <text:p>106.779980926857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formula="of:=[.O$12]*POWER([.P$12]; [.O41])" office:value-type="float" office:value="118229.33044835" calcext:value-type="float">
            <text:p>118229.3304483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R$12]*POWER([.S$12]; [.R41])/[.T$13]" office:value-type="float" office:value="31598.7435763963" calcext:value-type="float">
            <text:p>31598.743576396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V$12]*POWER([.W$12];[.V41])" office:value-type="float" office:value="173.079194501512" calcext:value-type="float">
            <text:p>173.079194501512</text:p>
          </table:table-cell>
        </table:table-row>
        <table:table-row table:style-name="ro1">
          <table:table-cell table:number-columns-repeated="14"/>
          <table:table-cell office:value-type="float" office:value="179" calcext:value-type="float">
            <text:p>179</text:p>
          </table:table-cell>
          <table:table-cell table:formula="of:=[.O$12]*POWER([.P$12]; [.O42])" office:value-type="float" office:value="124140.796970767" calcext:value-type="float">
            <text:p>124140.79697076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R$12]*POWER([.S$12]; [.R42])/[.T$13]" office:value-type="float" office:value="37918.4922916756" calcext:value-type="float">
            <text:p>37918.49229167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V$12]*POWER([.W$12];[.V42])" office:value-type="float" office:value="195.579489786708" calcext:value-type="float">
            <text:p>195.579489786708</text:p>
          </table:table-cell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table:formula="of:=[.O$12]*POWER([.P$12]; [.O43])" office:value-type="float" office:value="130347.836819305" calcext:value-type="float">
            <text:p>130347.8368193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R$12]*POWER([.S$12]; [.R43])/[.T$13]" office:value-type="float" office:value="45502.1907500107" calcext:value-type="float">
            <text:p>45502.190750010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V$12]*POWER([.W$12];[.V43])" office:value-type="float" office:value="221.00482345898" calcext:value-type="float">
            <text:p>221.00482345898</text:p>
          </table:table-cell>
        </table:table-row>
        <table:table-row table:style-name="ro1">
          <table:table-cell table:number-columns-repeated="14"/>
          <table:table-cell office:value-type="float" office:value="181" calcext:value-type="float">
            <text:p>181</text:p>
          </table:table-cell>
          <table:table-cell table:formula="of:=[.O$12]*POWER([.P$12]; [.O44])" office:value-type="float" office:value="136865.228660271" calcext:value-type="float">
            <text:p>136865.22866027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R$12]*POWER([.S$12]; [.R44])/[.T$13]" office:value-type="float" office:value="54602.6289000128" calcext:value-type="float">
            <text:p>54602.62890001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V$12]*POWER([.W$12];[.V44])" office:value-type="float" office:value="249.735450508648" calcext:value-type="float">
            <text:p>249.735450508648</text:p>
          </table:table-cell>
        </table:table-row>
        <table:table-row table:style-name="ro1">
          <table:table-cell table:number-columns-repeated="14"/>
          <table:table-cell office:value-type="float" office:value="182" calcext:value-type="float">
            <text:p>182</text:p>
          </table:table-cell>
          <table:table-cell table:formula="of:=[.O$12]*POWER([.P$12]; [.O45])" office:value-type="float" office:value="143708.490093284" calcext:value-type="float">
            <text:p>143708.49009328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R$12]*POWER([.S$12]; [.R45])/[.T$13]" office:value-type="float" office:value="65523.1546800154" calcext:value-type="float">
            <text:p>65523.154680015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V$12]*POWER([.W$12];[.V45])" office:value-type="float" office:value="282.201059074772" calcext:value-type="float">
            <text:p>282.201059074772</text:p>
          </table:table-cell>
        </table:table-row>
        <table:table-row table:style-name="ro1">
          <table:table-cell table:number-columns-repeated="14"/>
          <table:table-cell office:value-type="float" office:value="183" calcext:value-type="float">
            <text:p>183</text:p>
          </table:table-cell>
          <table:table-cell table:formula="of:=[.O$12]*POWER([.P$12]; [.O46])" office:value-type="float" office:value="150893.914597948" calcext:value-type="float">
            <text:p>150893.9145979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R$12]*POWER([.S$12]; [.R46])/[.T$13]" office:value-type="float" office:value="78627.7856160184" calcext:value-type="float">
            <text:p>78627.7856160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V$12]*POWER([.W$12];[.V46])" office:value-type="float" office:value="318.887196754492" calcext:value-type="float">
            <text:p>318.887196754492</text:p>
          </table:table-cell>
        </table:table-row>
        <table:table-row table:style-name="ro1">
          <table:table-cell table:number-columns-repeated="14"/>
          <table:table-cell office:value-type="float" office:value="184" calcext:value-type="float">
            <text:p>184</text:p>
          </table:table-cell>
          <table:table-cell table:formula="of:=[.O$12]*POWER([.P$12]; [.O47])" office:value-type="float" office:value="158438.610327846" calcext:value-type="float">
            <text:p>158438.61032784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R$12]*POWER([.S$12]; [.R47])/[.T$13]" office:value-type="float" office:value="94353.3427392221" calcext:value-type="float">
            <text:p>94353.342739222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V$12]*POWER([.W$12];[.V47])" office:value-type="float" office:value="360.342532332576" calcext:value-type="float">
            <text:p>360.342532332576</text:p>
          </table:table-cell>
        </table:table-row>
        <table:table-row table:style-name="ro1">
          <table:table-cell table:number-columns-repeated="14"/>
          <table:table-cell office:value-type="float" office:value="185" calcext:value-type="float">
            <text:p>185</text:p>
          </table:table-cell>
          <table:table-cell table:formula="of:=[.O$12]*POWER([.P$12]; [.O48])" office:value-type="float" office:value="166360.540844238" calcext:value-type="float">
            <text:p>166360.54084423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R$12]*POWER([.S$12]; [.R48])/[.T$13]" office:value-type="float" office:value="113224.011287067" calcext:value-type="float">
            <text:p>113224.01128706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V$12]*POWER([.W$12];[.V48])" office:value-type="float" office:value="407.187061535811" calcext:value-type="float">
            <text:p>407.187061535811</text:p>
          </table:table-cell>
        </table:table-row>
        <table:table-row table:style-name="ro1">
          <table:table-cell table:number-columns-repeated="14"/>
          <table:table-cell office:value-type="float" office:value="186" calcext:value-type="float">
            <text:p>186</text:p>
          </table:table-cell>
          <table:table-cell table:formula="of:=[.O$12]*POWER([.P$12]; [.O49])" office:value-type="float" office:value="174678.56788645" calcext:value-type="float">
            <text:p>174678.5678864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R$12]*POWER([.S$12]; [.R49])/[.T$13]" office:value-type="float" office:value="135868.81354448" calcext:value-type="float">
            <text:p>135868.8135444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V$12]*POWER([.W$12];[.V49])" office:value-type="float" office:value="460.121379535466" calcext:value-type="float">
            <text:p>460.121379535466</text:p>
          </table:table-cell>
        </table:table-row>
        <table:table-row table:style-name="ro1">
          <table:table-cell table:number-columns-repeated="14"/>
          <table:table-cell office:value-type="float" office:value="187" calcext:value-type="float">
            <text:p>187</text:p>
          </table:table-cell>
          <table:table-cell table:formula="of:=[.O$12]*POWER([.P$12]; [.O50])" office:value-type="float" office:value="183412.496280773" calcext:value-type="float">
            <text:p>183412.49628077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R$12]*POWER([.S$12]; [.R50])/[.T$13]" office:value-type="float" office:value="163042.576253376" calcext:value-type="float">
            <text:p>163042.57625337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V$12]*POWER([.W$12];[.V50])" office:value-type="float" office:value="519.937158875077" calcext:value-type="float">
            <text:p>519.937158875077</text:p>
          </table:table-cell>
        </table:table-row>
        <table:table-row table:style-name="ro1">
          <table:table-cell table:number-columns-repeated="14"/>
          <table:table-cell office:value-type="float" office:value="188" calcext:value-type="float">
            <text:p>188</text:p>
          </table:table-cell>
          <table:table-cell table:formula="of:=[.O$12]*POWER([.P$12]; [.O51])" office:value-type="float" office:value="192583.121094811" calcext:value-type="float">
            <text:p>192583.12109481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R$12]*POWER([.S$12]; [.R51])/[.T$13]" office:value-type="float" office:value="195651.091504051" calcext:value-type="float">
            <text:p>195651.09150405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V$12]*POWER([.W$12];[.V51])" office:value-type="float" office:value="587.528989528837" calcext:value-type="float">
            <text:p>587.528989528837</text:p>
          </table:table-cell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table:formula="of:=[.V$12]*POWER([.W$12];[.V52])" office:value-type="float" office:value="663.907758167585" calcext:value-type="float">
            <text:p>663.907758167585</text:p>
          </table:table-cell>
        </table:table-row>
        <table:table-row table:style-name="ro1">
          <table:table-cell table:number-columns-repeated="21"/>
          <table:table-cell office:value-type="float" office:value="41" calcext:value-type="float">
            <text:p>41</text:p>
          </table:table-cell>
          <table:table-cell table:formula="of:=[.V$12]*POWER([.W$12];[.V53])" office:value-type="float" office:value="750.215766729371" calcext:value-type="float">
            <text:p>750.215766729371</text:p>
          </table:table-cell>
        </table:table-row>
        <table:table-row table:style-name="ro1">
          <table:table-cell table:number-columns-repeated="21"/>
          <table:table-cell office:value-type="float" office:value="42" calcext:value-type="float">
            <text:p>42</text:p>
          </table:table-cell>
          <table:table-cell table:formula="of:=[.V$12]*POWER([.W$12];[.V54])" office:value-type="float" office:value="847.743816404189" calcext:value-type="float">
            <text:p>847.743816404189</text:p>
          </table:table-cell>
        </table:table-row>
        <table:table-row table:style-name="ro1">
          <table:table-cell table:number-columns-repeated="21"/>
          <table:table-cell office:value-type="float" office:value="43" calcext:value-type="float">
            <text:p>43</text:p>
          </table:table-cell>
          <table:table-cell table:formula="of:=[.V$12]*POWER([.W$12];[.V55])" office:value-type="float" office:value="957.950512536734" calcext:value-type="float">
            <text:p>957.950512536734</text:p>
          </table:table-cell>
        </table:table-row>
        <table:table-row table:style-name="ro1">
          <table:table-cell table:number-columns-repeated="21"/>
          <table:table-cell office:value-type="float" office:value="44" calcext:value-type="float">
            <text:p>44</text:p>
          </table:table-cell>
          <table:table-cell table:formula="of:=[.V$12]*POWER([.W$12];[.V56])" office:value-type="float" office:value="1082.48407916651" calcext:value-type="float">
            <text:p>1082.48407916651</text:p>
          </table:table-cell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table:formula="of:=[.V$12]*POWER([.W$12];[.V57])" office:value-type="float" office:value="1223.20700945816" calcext:value-type="float">
            <text:p>1223.20700945816</text:p>
          </table:table-cell>
        </table:table-row>
        <table:table-row table:style-name="ro1">
          <table:table-cell table:number-columns-repeated="21"/>
          <table:table-cell office:value-type="float" office:value="46" calcext:value-type="float">
            <text:p>46</text:p>
          </table:table-cell>
          <table:table-cell table:formula="of:=[.V$12]*POWER([.W$12];[.V58])" office:value-type="float" office:value="1382.22392068772" calcext:value-type="float">
            <text:p>1382.22392068772</text:p>
          </table:table-cell>
        </table:table-row>
        <table:table-row table:style-name="ro1">
          <table:table-cell table:number-columns-repeated="21"/>
          <table:table-cell office:value-type="float" office:value="47" calcext:value-type="float">
            <text:p>47</text:p>
          </table:table-cell>
          <table:table-cell table:formula="of:=[.V$12]*POWER([.W$12];[.V59])" office:value-type="float" office:value="1561.91303037712" calcext:value-type="float">
            <text:p>1561.91303037712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table:formula="of:=[.V$12]*POWER([.W$12];[.V60])" office:value-type="float" office:value="1764.96172432614" calcext:value-type="float">
            <text:p>1764.96172432614</text:p>
          </table:table-cell>
        </table:table-row>
        <table:table-row table:style-name="ro1">
          <table:table-cell table:number-columns-repeated="21"/>
          <table:table-cell office:value-type="float" office:value="49" calcext:value-type="float">
            <text:p>49</text:p>
          </table:table-cell>
          <table:table-cell table:formula="of:=[.V$12]*POWER([.W$12];[.V61])" office:value-type="float" office:value="1994.40674848854" calcext:value-type="float">
            <text:p>1994.40674848854</text:p>
          </table:table-cell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table:formula="of:=[.V$12]*POWER([.W$12];[.V62])" office:value-type="float" office:value="2253.67962579205" calcext:value-type="float">
            <text:p>2253.67962579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number-style style:name="N10129" number:language="en" number:country="US" loext:transliteration-spellout="RUB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RUB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RUB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RUB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7:27:09.7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00:42:55.729000000</meta:creation-date>
    <dc:date>2024-04-20T07:32:25.979000000</dc:date>
    <meta:editing-duration>PT9H20M27S</meta:editing-duration>
    <meta:editing-cycles>16</meta:editing-cycles>
    <meta:generator>LibreOffice/7.5.7.1$Windows_X86_64 LibreOffice_project/47eb0cf7efbacdee9b19ae25d6752381ede23126</meta:generator>
    <meta:document-statistic meta:table-count="1" meta:cell-count="7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1.O13:Sheet1.P51 Sheet1.S13:Sheet1.S51" svg:x="0.319cm" svg:y="0.18cm" svg:width="12.508cm" svg:height="8.646cm">
          <chart:coordinate-region svg:x="1.682cm" svg:y="0.38cm" svg:width="10.86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3:Sheet1.P51" chart:class="chart:scatter">
            <chart:domain table:cell-range-address="Sheet1.O13:Sheet1.O51"/>
            <chart:data-point chart:repeated="39"/>
          </chart:series>
          <chart:series chart:style-name="ch8" chart:values-cell-range-address="Sheet1.S13:Sheet1.S51" chart:class="chart:scatter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Sheet1.O13:Sheet1.O51</svg:desc>
                </draw:g>
              </table:table-cell>
              <table:table-cell office:value-type="float" office:value="30159.549921061">
                <text:p>30159.549921061</text:p>
                <draw:g>
                  <svg:desc>Sheet1.P13:Sheet1.P51</svg:desc>
                </draw:g>
              </table:table-cell>
              <table:table-cell office:value-type="float" office:value="191.687999622374">
                <text:p>191.687999622374</text:p>
                <draw:g>
                  <svg:desc>Sheet1.S13:Sheet1.S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31667.527417114">
                <text:p>31667.527417114</text:p>
              </table:table-cell>
              <table:table-cell office:value-type="float" office:value="230.025599546848">
                <text:p>230.025599546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33250.9037879697">
                <text:p>33250.9037879697</text:p>
              </table:table-cell>
              <table:table-cell office:value-type="float" office:value="276.030719456218">
                <text:p>276.030719456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34913.4489773682">
                <text:p>34913.4489773682</text:p>
              </table:table-cell>
              <table:table-cell office:value-type="float" office:value="331.236863347462">
                <text:p>331.236863347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36659.1214262366">
                <text:p>36659.1214262366</text:p>
              </table:table-cell>
              <table:table-cell office:value-type="float" office:value="397.484236016954">
                <text:p>397.484236016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38492.0774975485">
                <text:p>38492.0774975485</text:p>
              </table:table-cell>
              <table:table-cell office:value-type="float" office:value="476.981083220345">
                <text:p>476.981083220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">
                <text:p>156</text:p>
              </table:table-cell>
              <table:table-cell office:value-type="float" office:value="40416.6813724259">
                <text:p>40416.6813724259</text:p>
              </table:table-cell>
              <table:table-cell office:value-type="float" office:value="572.377299864414">
                <text:p>572.377299864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  <table:table-cell office:value-type="float" office:value="42437.5154410472">
                <text:p>42437.5154410472</text:p>
              </table:table-cell>
              <table:table-cell office:value-type="float" office:value="686.852759837296">
                <text:p>686.852759837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44559.3912130995">
                <text:p>44559.3912130995</text:p>
              </table:table-cell>
              <table:table-cell office:value-type="float" office:value="824.223311804755">
                <text:p>824.223311804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">
                <text:p>159</text:p>
              </table:table-cell>
              <table:table-cell office:value-type="float" office:value="46787.3607737545">
                <text:p>46787.3607737545</text:p>
              </table:table-cell>
              <table:table-cell office:value-type="float" office:value="989.067974165706">
                <text:p>989.067974165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49126.7288124423">
                <text:p>49126.7288124423</text:p>
              </table:table-cell>
              <table:table-cell office:value-type="float" office:value="1186.88156899885">
                <text:p>1186.88156899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  <table:table-cell office:value-type="float" office:value="51583.0652530644">
                <text:p>51583.0652530644</text:p>
              </table:table-cell>
              <table:table-cell office:value-type="float" office:value="1424.25788279862">
                <text:p>1424.25788279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54162.2185157176">
                <text:p>54162.2185157176</text:p>
              </table:table-cell>
              <table:table-cell office:value-type="float" office:value="1709.10945935834">
                <text:p>1709.10945935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">
                <text:p>163</text:p>
              </table:table-cell>
              <table:table-cell office:value-type="float" office:value="56870.3294415035">
                <text:p>56870.3294415035</text:p>
              </table:table-cell>
              <table:table-cell office:value-type="float" office:value="2050.93135123001">
                <text:p>2050.93135123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59713.8459135786">
                <text:p>59713.8459135786</text:p>
              </table:table-cell>
              <table:table-cell office:value-type="float" office:value="2461.11762147601">
                <text:p>2461.11762147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62699.5382092576">
                <text:p>62699.5382092576</text:p>
              </table:table-cell>
              <table:table-cell office:value-type="float" office:value="2953.34114577121">
                <text:p>2953.34114577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65834.5151197205">
                <text:p>65834.5151197205</text:p>
              </table:table-cell>
              <table:table-cell office:value-type="float" office:value="3544.00937492545">
                <text:p>3544.00937492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">
                <text:p>167</text:p>
              </table:table-cell>
              <table:table-cell office:value-type="float" office:value="69126.2408757065">
                <text:p>69126.2408757065</text:p>
              </table:table-cell>
              <table:table-cell office:value-type="float" office:value="4252.81124991055">
                <text:p>4252.81124991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">
                <text:p>168</text:p>
              </table:table-cell>
              <table:table-cell office:value-type="float" office:value="72582.5529194918">
                <text:p>72582.5529194918</text:p>
              </table:table-cell>
              <table:table-cell office:value-type="float" office:value="5103.37349989265">
                <text:p>5103.3734998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76211.6805654664">
                <text:p>76211.6805654664</text:p>
              </table:table-cell>
              <table:table-cell office:value-type="float" office:value="6124.04819987119">
                <text:p>6124.04819987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">
                <text:p>170</text:p>
              </table:table-cell>
              <table:table-cell office:value-type="float" office:value="80022.2645937397">
                <text:p>80022.2645937397</text:p>
              </table:table-cell>
              <table:table-cell office:value-type="float" office:value="7348.85783984542">
                <text:p>7348.85783984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">
                <text:p>171</text:p>
              </table:table-cell>
              <table:table-cell office:value-type="float" office:value="84023.3778234267">
                <text:p>84023.3778234267</text:p>
              </table:table-cell>
              <table:table-cell office:value-type="float" office:value="8818.62940781451">
                <text:p>8818.62940781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88224.5467145981">
                <text:p>88224.5467145981</text:p>
              </table:table-cell>
              <table:table-cell office:value-type="float" office:value="10582.3552893774">
                <text:p>10582.3552893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">
                <text:p>173</text:p>
              </table:table-cell>
              <table:table-cell office:value-type="float" office:value="92635.774050328">
                <text:p>92635.774050328</text:p>
              </table:table-cell>
              <table:table-cell office:value-type="float" office:value="12698.8263472529">
                <text:p>12698.8263472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">
                <text:p>174</text:p>
              </table:table-cell>
              <table:table-cell office:value-type="float" office:value="97267.5627528444">
                <text:p>97267.5627528444</text:p>
              </table:table-cell>
              <table:table-cell office:value-type="float" office:value="15238.5916167035">
                <text:p>15238.5916167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102130.940890487">
                <text:p>102130.940890487</text:p>
              </table:table-cell>
              <table:table-cell office:value-type="float" office:value="18286.3099400442">
                <text:p>18286.3099400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">
                <text:p>176</text:p>
              </table:table-cell>
              <table:table-cell office:value-type="float" office:value="107237.487935011">
                <text:p>107237.487935011</text:p>
              </table:table-cell>
              <table:table-cell office:value-type="float" office:value="21943.571928053">
                <text:p>21943.571928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">
                <text:p>177</text:p>
              </table:table-cell>
              <table:table-cell office:value-type="float" office:value="112599.362331761">
                <text:p>112599.362331761</text:p>
              </table:table-cell>
              <table:table-cell office:value-type="float" office:value="26332.2863136636">
                <text:p>26332.2863136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">
                <text:p>178</text:p>
              </table:table-cell>
              <table:table-cell office:value-type="float" office:value="118229.33044835">
                <text:p>118229.33044835</text:p>
              </table:table-cell>
              <table:table-cell office:value-type="float" office:value="31598.7435763963">
                <text:p>31598.7435763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">
                <text:p>179</text:p>
              </table:table-cell>
              <table:table-cell office:value-type="float" office:value="124140.796970767">
                <text:p>124140.796970767</text:p>
              </table:table-cell>
              <table:table-cell office:value-type="float" office:value="37918.4922916756">
                <text:p>37918.4922916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130347.836819305">
                <text:p>130347.836819305</text:p>
              </table:table-cell>
              <table:table-cell office:value-type="float" office:value="45502.1907500107">
                <text:p>45502.1907500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">
                <text:p>181</text:p>
              </table:table-cell>
              <table:table-cell office:value-type="float" office:value="136865.228660271">
                <text:p>136865.228660271</text:p>
              </table:table-cell>
              <table:table-cell office:value-type="float" office:value="54602.6289000128">
                <text:p>54602.6289000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">
                <text:p>182</text:p>
              </table:table-cell>
              <table:table-cell office:value-type="float" office:value="143708.490093284">
                <text:p>143708.490093284</text:p>
              </table:table-cell>
              <table:table-cell office:value-type="float" office:value="65523.1546800154">
                <text:p>65523.1546800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">
                <text:p>183</text:p>
              </table:table-cell>
              <table:table-cell office:value-type="float" office:value="150893.914597948">
                <text:p>150893.914597948</text:p>
              </table:table-cell>
              <table:table-cell office:value-type="float" office:value="78627.7856160184">
                <text:p>78627.7856160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">
                <text:p>184</text:p>
              </table:table-cell>
              <table:table-cell office:value-type="float" office:value="158438.610327846">
                <text:p>158438.610327846</text:p>
              </table:table-cell>
              <table:table-cell office:value-type="float" office:value="94353.3427392221">
                <text:p>94353.3427392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">
                <text:p>185</text:p>
              </table:table-cell>
              <table:table-cell office:value-type="float" office:value="166360.540844238">
                <text:p>166360.540844238</text:p>
              </table:table-cell>
              <table:table-cell office:value-type="float" office:value="113224.011287067">
                <text:p>113224.011287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">
                <text:p>186</text:p>
              </table:table-cell>
              <table:table-cell office:value-type="float" office:value="174678.56788645">
                <text:p>174678.56788645</text:p>
              </table:table-cell>
              <table:table-cell office:value-type="float" office:value="135868.81354448">
                <text:p>135868.81354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">
                <text:p>187</text:p>
              </table:table-cell>
              <table:table-cell office:value-type="float" office:value="183412.496280773">
                <text:p>183412.496280773</text:p>
              </table:table-cell>
              <table:table-cell office:value-type="float" office:value="163042.576253376">
                <text:p>163042.576253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">
                <text:p>188</text:p>
              </table:table-cell>
              <table:table-cell office:value-type="float" office:value="192583.121094811">
                <text:p>192583.121094811</text:p>
              </table:table-cell>
              <table:table-cell office:value-type="float" office:value="195651.091504051">
                <text:p>195651.091504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